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1" svg:font-family="Terminus" style:font-pitch="fixed"/>
    <style:font-face style:name="Liberation Sans1" svg:font-family="'Liberation Sans'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/>
      </svg:font-face-src>
    </style:font-face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6">
      <style:graphic-properties draw:fill-color="#ffffff" draw:auto-grow-height="true" fo:min-height="12.181cm"/>
    </style:style>
    <style:style style:name="pr5" style:family="presentation" style:parent-style-name="Default-subtitle" style:list-style-name="L6">
      <style:graphic-properties draw:fill-color="#ffffff" draw:auto-grow-height="true" fo:min-height="12.181cm"/>
    </style:style>
    <style:style style:name="pr6" style:family="presentation" style:parent-style-name="Default-subtitle" style:list-style-name="L6">
      <style:graphic-properties draw:fill-color="#ffffff" draw:auto-grow-height="true" fo:min-height="12.181cm"/>
    </style:style>
    <style:style style:name="pr7" style:family="presentation" style:parent-style-name="Default-subtitle" style:list-style-name="L6">
      <style:graphic-properties draw:fill-color="#ffffff" draw:auto-grow-height="true" fo:min-height="12.181cm"/>
    </style:style>
    <style:style style:name="pr8" style:family="presentation" style:parent-style-name="Default-subtitle" style:list-style-name="L4">
      <style:graphic-properties draw:fill-color="#ffffff" draw:auto-grow-height="true" fo:min-height="12.181cm"/>
    </style:style>
    <style:style style:name="pr9" style:family="presentation" style:parent-style-name="Default-subtitle" style:list-style-name="L6">
      <style:graphic-properties draw:fill-color="#ffffff" draw:auto-grow-height="true" fo:min-height="12.181cm"/>
    </style:style>
    <style:style style:name="pr10" style:family="presentation" style:parent-style-name="Default-subtitle" style:list-style-name="L4">
      <style:graphic-properties draw:fill-color="#ffffff" draw:auto-grow-height="true" fo:min-height="12.181cm"/>
    </style:style>
    <style:style style:name="pr11" style:family="presentation" style:parent-style-name="Default-subtitle" style:list-style-name="L4">
      <style:graphic-properties draw:fill-color="#ffffff" draw:auto-grow-height="true" fo:min-height="12.181cm"/>
    </style:style>
    <style:style style:name="pr12" style:family="presentation" style:parent-style-name="Default-subtitle" style:list-style-name="L4">
      <style:graphic-properties draw:fill-color="#ffffff" draw:auto-grow-height="true" fo:min-height="12.181cm"/>
    </style:style>
    <style:style style:name="pr13" style:family="presentation" style:parent-style-name="Default-subtitle" style:list-style-name="L2">
      <style:graphic-properties draw:fill-color="#ffffff" draw:auto-grow-height="true" fo:min-height="12.181cm"/>
    </style:style>
    <style:style style:name="pr14" style:family="presentation" style:parent-style-name="Default-subtitle" style:list-style-name="L2">
      <style:graphic-properties draw:fill-color="#ffffff" draw:auto-grow-height="true" fo:min-height="12.181cm"/>
    </style:style>
    <style:style style:name="pr15" style:family="presentation" style:parent-style-name="Default-subtitle" style:list-style-name="L2">
      <style:graphic-properties draw:fill-color="#ffffff" draw:auto-grow-height="true" fo:min-height="12.181cm"/>
    </style:style>
    <style:style style:name="pr16" style:family="presentation" style:parent-style-name="Default-subtitle" style:list-style-name="L5">
      <style:graphic-properties draw:fill-color="#ffffff" draw:auto-grow-height="true" fo:min-height="13.286cm"/>
    </style:style>
    <style:style style:name="co1" style:family="table-column">
      <style:table-column-properties style:column-width="13.613cm" style:use-optimal-column-width="false"/>
    </style:style>
    <style:style style:name="co2" style:family="table-column">
      <style:table-column-properties style:column-width="12.87cm" style:use-optimal-column-width="false"/>
    </style:style>
    <style:style style:name="ro1" style:family="table-row">
      <style:table-row-properties style:row-height="10.053cm"/>
    </style:style>
    <style:style style:name="ce1" style:family="table-cell">
      <style:graphic-properties draw:fill="none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color="#999999" fo:font-size="32pt"/>
    </style:style>
    <style:style style:name="P2" style:family="paragraph">
      <style:text-properties style:font-name="Terminus1" style:text-underline-style="solid" style:text-underline-width="auto" style:text-underline-color="font-color"/>
    </style:style>
    <style:style style:name="P3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/>
    </style:style>
    <style:style style:name="P8" style:family="paragraph">
      <style:paragraph-properties fo:line-height="150%" fo:text-align="start"/>
      <style:text-properties fo:color="#999999" style:font-name="Terminus1" fo:font-size="32pt"/>
    </style:style>
    <style:style style:name="P9" style:family="paragraph">
      <style:text-properties fo:font-size="20pt"/>
    </style:style>
    <style:style style:name="P10" style:family="paragraph">
      <style:paragraph-properties fo:line-height="100%" fo:text-align="center"/>
    </style:style>
    <style:style style:name="P11" style:family="paragraph">
      <style:paragraph-properties fo:line-height="100%" fo:text-align="center"/>
      <style:text-properties fo:color="#999999" style:font-name="Terminus1" fo:font-size="32pt"/>
    </style:style>
    <style:style style:name="P12" style:family="paragraph">
      <style:text-properties style:font-name="Terminus1" fo:font-size="24pt" style:font-size-asian="24pt" style:font-size-complex="24pt"/>
    </style:style>
    <style:style style:name="P13" style:family="paragraph">
      <style:paragraph-properties fo:line-height="100%" fo:text-align="start"/>
      <style:text-properties fo:color="#999999" style:font-name="Terminus1" fo:font-size="32pt"/>
    </style:style>
    <style:style style:name="T1" style:family="text">
      <style:text-properties fo:color="#ffffff" style:font-name="Terminus1"/>
    </style:style>
    <style:style style:name="T2" style:family="text">
      <style:text-properties fo:color="#666666" style:font-name="Terminus1" fo:font-size="20pt" style:font-size-asian="20pt" style:font-size-complex="20pt"/>
    </style:style>
    <style:style style:name="T3" style:family="text">
      <style:text-properties style:font-name="Terminus1" style:text-underline-style="solid" style:text-underline-width="auto" style:text-underline-color="font-color"/>
    </style:style>
    <style:style style:name="T4" style:family="text">
      <style:text-properties fo:color="#ffffff" style:text-position="0% 100%" style:font-name="Terminus1" fo:font-size="32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5" style:family="text">
      <style:text-properties fo:color="#999999" style:text-position="0% 100%" style:font-name="Terminus1" fo:font-size="32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6" style:family="text">
      <style:text-properties fo:color="#999999" style:text-position="0% 100%" style:font-name="Terminus1" fo:font-size="22pt" fo:letter-spacing="normal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style:text-scale="100%"/>
    </style:style>
    <style:style style:name="T7" style:family="text">
      <style:text-properties fo:color="#999999" style:font-name="Terminus1" fo:font-size="32pt"/>
    </style:style>
    <style:style style:name="T8" style:family="text">
      <style:text-properties fo:color="#ffffff" style:font-name="Terminus1" fo:font-size="32pt"/>
    </style:style>
    <style:style style:name="T9" style:family="text">
      <style:text-properties fo:color="#999999" style:font-name="Terminus1"/>
    </style:style>
    <style:style style:name="T10" style:family="text">
      <style:text-properties fo:font-size="20pt"/>
    </style:style>
    <style:style style:name="T11" style:family="text">
      <style:text-properties fo:color="#ff950e" style:font-name="Terminus1" fo:font-size="32pt"/>
    </style:style>
    <style:style style:name="T12" style:family="text">
      <style:text-properties style:font-name="Terminus1" fo:font-size="24pt" style:font-size-asian="24pt" style:font-size-complex="24pt"/>
    </style:style>
    <style:style style:name="T13" style:family="text">
      <style:text-properties style:font-name="Terminus1" fo:font-size="32pt"/>
    </style:style>
    <style:style style:name="T14" style:family="text">
      <style:text-properties fo:color="#666666" style:font-name="Terminus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number text:level="2" style:num-format="">
        <style:list-level-properties text:space-before="0.6cm" text:min-label-width="0.6cm"/>
        <style:text-properties fo:color="#00000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1cm" svg:x="1.399cm" svg:y="3.81cm" presentation:class="subtitle" presentation:user-transformed="true">
          <draw:text-box>
            <text:p><text:span text:style-name="T1">Regular Expressions 2</text:span></text:p>
            <text:p><text:span text:style-name="T2">PurdueLUG - Evan Widloski - 2014-04-0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Quick Review</text:span></text:p>
          </draw:text-box>
        </draw:frame>
        <draw:frame draw:style-name="standard" draw:layer="layout" svg:width="26.482cm" svg:height="10.052cm" svg:x="1.203cm" svg:y="6.0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^</text:span><text:span text:style-name="T5"> <text:s text:c="5"/>start of line</text:span></text:p>
                <text:p text:style-name="P3"><text:span text:style-name="T4">$</text:span><text:span text:style-name="T5"> <text:s text:c="5"/>end of line</text:span></text:p>
                <text:p text:style-name="P3"><text:span text:style-name="T5">. <text:s text:c="5"/>any character</text:span></text:p>
                <text:p text:style-name="P3"><text:span text:style-name="T4">x*</text:span><text:span text:style-name="T5"> <text:s text:c="4"/>any #</text:span></text:p>
                <text:p text:style-name="P3"><text:span text:style-name="T4">x+</text:span><text:span text:style-name="T5"> <text:s text:c="4"/>one or more</text:span></text:p>
                <text:p text:style-name="P3"><text:span text:style-name="T4">x?</text:span><text:span text:style-name="T5"> <text:s text:c="4"/>zero or once</text:span></text:p>
                <text:p text:style-name="P3"><text:span text:style-name="T4">x{n}</text:span><text:span text:style-name="T5"> <text:s text:c="2"/>n or more times</text:span></text:p>
                <text:p text:style-name="P3"><text:span text:style-name="T4">x{n,m}</text:span><text:span text:style-name="T5"> n to m times</text:span></text:p>
                <text:p text:style-name="P3"><text:span text:style-name="T5"/></text:p>
              </table:table-cell>
              <table:table-cell>
                <text:p text:style-name="P3"><text:span text:style-name="T4">\x</text:span><text:span text:style-name="T5"> <text:s text:c="6"/>escape</text:span></text:p>
                <text:p text:style-name="P3"><text:span text:style-name="T4">(abc)</text:span><text:span text:style-name="T5"> <text:s text:c="3"/>group</text:span></text:p>
                <text:p text:style-name="P3"><text:span text:style-name="T4">(ab|cd)</text:span><text:span text:style-name="T5"> <text:s/>ab or cd</text:span></text:p>
                <text:p text:style-name="P3"><text:span text:style-name="T5"/></text:p>
                <text:p text:style-name="P3"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0.32cm" svg:height="1cm" svg:x="4.318cm" svg:y="17.272cm">
          <draw:text-box>
            <text:p text:style-name="P4"><text:span text:style-name="T6">PCRE - Perl compatible regular expres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4" draw:text-style-name="P8" draw:layer="layout" svg:width="25.191cm" svg:height="14.145cm" svg:x="1.399cm" svg:y="3.933cm" presentation:class="subtitle" presentation:user-transformed="true">
          <draw:text-box>
            <text:list text:style-name="L2">
              <text:list-item>
                <text:p text:style-name="P6"><text:span text:style-name="T7">Expressions are searched for, but not printed/matched. (making an assertion)</text:span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7">Previous examples</text:span><text:span text:style-name="T8">: <text:s/>^ <text:s text:c="2"/>$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7">Lookaround:</text:span></text:p>
              </text:list-item>
              <text:list-item>
                <text:p text:style-name="P6"><text:span text:style-name="T8"/></text:p>
              </text:list-item>
              <text:list-item>
                <text:p text:style-name="P7"><text:span text:style-name="T1">(?=foo)</text:span><text:span text:style-name="T8"><text:tab/></text:span><text:span text:style-name="T8"><text:tab/></text:span><text:span text:style-name="T9">positive lookahead</text:span></text:p>
              </text:list-item>
              <text:list-item>
                <text:p text:style-name="P7"><text:span text:style-name="T8">(?&lt;=foo)</text:span><text:span text:style-name="T8"><text:tab/></text:span><text:span text:style-name="T8"><text:tab/></text:span><text:span text:style-name="T9">positive lookbehind</text:span></text:p>
              </text:list-item>
              <text:list-item>
                <text:p text:style-name="P7"><text:span text:style-name="T8">(?!foo)</text:span><text:span text:style-name="T8"><text:tab/></text:span><text:span text:style-name="T8"><text:tab/></text:span><text:span text:style-name="T9">negative lookahead</text:span></text:p>
              </text:list-item>
              <text:list-item>
                <text:p text:style-name="P7"><text:span text:style-name="T8">(?&lt;!foo)</text:span><text:span text:style-name="T8"><text:tab/></text:span><text:span text:style-name="T8"><text:tab/></text:span><text:span text:style-name="T9">negative lookbehind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7">Must be fixed length! No </text:span><text:span text:style-name="T1">x* x+</text:span><text:span text:style-name="T7"> 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Only a few languages allow variable lengths. <text:s/>Like PERL 6 and .NET (http://oylenshpeegul.typepad.com/blog/2011/12/variable-length-look-behind-in-regular-expressions.html)</text:span></text:p>
              <text:p><text:span text:style-name="T10"/></text:p>
              <text:p><text:span text:style-name="T10">Since most languages don't support this, its good to practice writing code without it.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5" draw:text-style-name="P8" draw:layer="layout" svg:width="25.191cm" svg:height="12.181cm" svg:x="0.487cm" svg:y="4.837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dog</text:span><text:span text:style-name="T7"><text:tab/></text:span><text:span text:style-name="T7"><text:tab/></text:span><text:span text:style-name="T7"><text:tab/></text:span><text:span text:style-name="T7"><text:tab/></text:span><text:span text:style-name="T7">hotdog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=big)dog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9">big</text:span><text:span text:style-name="T11">dog</text:span><text:span text:style-name="T8"><text:tab/></text:span><text:span text:style-name="T8"><text:tab/></text:span><text:span text:style-name="T8"><text:tab/></text:span><text:span text:style-name="T8"><text:tab/></text:span><text:span text:style-name="T9">hotdog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6" draw:text-style-name="P8" draw:layer="layout" svg:width="25.191cm" svg:height="12.181cm" svg:x="0.487cm" svg:y="4.837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cat</text:span><text:span text:style-name="T7"><text:tab/></text:span><text:span text:style-name="T7"><text:tab/></text:span><text:span text:style-name="T7"><text:tab/></text:span><text:span text:style-name="T7">bigdog</text:span><text:span text:style-name="T7"><text:tab/></text:span><text:span text:style-name="T7"><text:tab/></text:span><text:span text:style-name="T7"><text:tab/></text:span><text:span text:style-name="T7">smalldog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=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7">?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?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? <text:s text:c="2"/>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7" draw:text-style-name="P8" draw:layer="layout" svg:width="25.191cm" svg:height="12.181cm" svg:x="0.487cm" svg:y="4.837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cat</text:span><text:span text:style-name="T7"><text:tab/></text:span><text:span text:style-name="T7"><text:tab/></text:span><text:span text:style-name="T7"><text:tab/></text:span><text:span text:style-name="T7">bigdog</text:span><text:span text:style-name="T7"><text:tab/></text:span><text:span text:style-name="T7"><text:tab/></text:span><text:span text:style-name="T7"><text:tab/></text:span><text:span text:style-name="T7">smalldog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=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9">big</text:span><text:span text:style-name="T11">cat</text:span><text:span text:style-name="T8"><text:tab/></text:span><text:span text:style-name="T8"><text:tab/></text:span><text:span text:style-name="T8"><text:tab/></text:span><text:span text:style-name="T9">big</text:span><text:span text:style-name="T11">dog</text:span><text:span text:style-name="T11"><text:tab/></text:span><text:span text:style-name="T11"><text:tab/></text:span><text:span text:style-name="T11"><text:tab/></text:span><text:span text:style-name="T9">smalldog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8" draw:text-style-name="P11" draw:layer="layout" svg:width="25.191cm" svg:height="12.181cm" svg:x="0.487cm" svg:y="4.837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  <text:p text:style-name="P10"><text:span text:style-name="T7"><text:s/></text:span><text:span text:style-name="T7">bigcatcat 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.(?=cat)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7">?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9" draw:text-style-name="P8" draw:layer="layout" svg:width="25.191cm" svg:height="12.181cm" svg:x="0.487cm" svg:y="4.837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  <text:p text:style-name="P10"><text:span text:style-name="T7"><text:s/></text:span><text:span text:style-name="T7">bigcatcat 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.(?=cat)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9">bi</text:span><text:span text:style-name="T11">g</text:span><text:span text:style-name="T9">ca</text:span><text:span text:style-name="T11">t</text:span><text:span text:style-name="T9">cat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10" draw:text-style-name="P11" draw:layer="layout" svg:width="25.191cm" svg:height="12.181cm" svg:x="0.487cm" svg:y="4.837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dog</text:span><text:span text:style-name="T7"><text:tab/></text:span><text:span text:style-name="T7"><text:tab/></text:span><text:span text:style-name="T7"><text:tab/></text:span><text:span text:style-name="T7"><text:tab/></text:span><text:span text:style-name="T7">hotcat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!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7">?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?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11" draw:text-style-name="P11" draw:layer="layout" svg:width="25.191cm" svg:height="12.181cm" svg:x="0.487cm" svg:y="4.837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dog</text:span><text:span text:style-name="T7"><text:tab/></text:span><text:span text:style-name="T7"><text:tab/></text:span><text:span text:style-name="T7"><text:tab/></text:span><text:span text:style-name="T7"><text:tab/></text:span><text:span text:style-name="T7">hotcat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!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11">bigdog</text:span><text:span text:style-name="T8"><text:tab/></text:span><text:span text:style-name="T7"><text:tab/></text:span><text:span text:style-name="T7"><text:tab/></text:span><text:span text:style-name="T7"><text:tab/></text:span><text:span text:style-name="T11">hotcat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12" draw:text-style-name="P11" draw:layer="layout" svg:width="25.191cm" svg:height="12.181cm" svg:x="0.487cm" svg:y="4.837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dog</text:span><text:span text:style-name="T7"><text:tab/></text:span><text:span text:style-name="T7"><text:tab/></text:span><text:span text:style-name="T7"><text:tab/></text:span><text:span text:style-name="T7"><text:tab/></text:span><text:span text:style-name="T7">hotcat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!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11">bigdog</text:span><text:span text:style-name="T8"><text:tab/></text:span><text:span text:style-name="T7"><text:tab/></text:span><text:span text:style-name="T7"><text:tab/></text:span><text:span text:style-name="T7"><text:tab/></text:span><text:span text:style-name="T11">hotcat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draw:frame draw:style-name="gr2" draw:text-style-name="P12" draw:layer="layout" svg:width="26.162cm" svg:height="1.068cm" svg:x="1.124cm" svg:y="15.24cm">
          <draw:text-box>
            <text:p><text:span text:style-name="T12">Regular expressions will match as much as they can. (greed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you can disable this behavior</text:span></text:p>
              <text:p><text:span text:style-name="T10"/></text:p>
              <text:p><text:span text:style-name="T10">&lt;title&gt;hello world&lt;/title&gt;</text:span></text:p>
              <text:p><text:span text:style-name="T10"/></text:p>
              <text:p><text:span text:style-name="T10">grep -P '&lt;.*&gt;'</text:span></text:p>
              <text:p><text:span text:style-name="T10"/></text:p>
              <text:p><text:span text:style-name="T10">just add ?</text:span></text:p>
              <text:p><text:span text:style-name="T10"/></text:p>
              <text:p><text:span text:style-name="T10">adding ? doesn't fix, lookbehind at first character (beginning char) in hotcat matches</text:span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Backreference</text:span></text:p>
          </draw:text-box>
        </draw:frame>
        <draw:frame presentation:style-name="pr13" draw:text-style-name="P13" draw:layer="layout" svg:width="25.191cm" svg:height="12.181cm" svg:x="1.399cm" svg:y="4.915cm" presentation:class="subtitle" presentation:user-transformed="true">
          <draw:text-box>
            <text:list text:style-name="L2">
              <text:list-item>
                <text:p text:style-name="P6"><text:span text:style-name="T7">Make a reference to a previously matched group</text:span></text:p>
              </text:list-item>
              <text:list-item>
                <text:p text:style-name="P6"><text:span text:style-name="T7"/></text:p>
                <text:p text:style-name="P10"><text:span text:style-name="T8">\1 </text:span><text:span text:style-name="T7">Reference to first group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>(\S+)\s\1</text:span><text:span text:style-name="T8"><text:tab/></text:span><text:span text:style-name="T7">Find duplicate words</text:span></text:p>
              </text:list-item>
              <text:list-item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echo "&lt;title&gt;hello&lt;/title&gt;"|grep -P '&lt;(.+?)&gt;[^(&lt;|&gt;)]+?&lt;\/\1&gt;'</text:span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Backreference</text:span></text:p>
          </draw:text-box>
        </draw:frame>
        <draw:frame presentation:style-name="pr14" draw:text-style-name="P13" draw:layer="layout" svg:width="25.191cm" svg:height="12.181cm" svg:x="1.399cm" svg:y="4.915cm" presentation:class="subtitle" presentation:user-transformed="true">
          <draw:text-box>
            <text:list text:style-name="L5">
              <text:list-item>
                <text:p text:style-name="P6"><text:span text:style-name="T8">(\S+)\s(\S+)\s\2\s\1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13"/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echo "&lt;title&gt;hello&lt;/title&gt;"|grep -P '&lt;(.+?)&gt;[^(&lt;|&gt;)]+?&lt;\/\1&gt;'</text:span></text:p>
              <text:p><text:span text:style-name="T10"/></text:p>
              <text:p><text:span text:style-name="T10">regex would fail for nested html tags.</text:span></text:p>
              <text:p><text:span text:style-name="T10"/></text:p>
              <text:p><text:span text:style-name="T10">apart from most basic searches, regex isn't well suited for parsing html</text:span>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Backreference</text:span></text:p>
          </draw:text-box>
        </draw:frame>
        <draw:frame presentation:style-name="pr15" draw:text-style-name="P13" draw:layer="layout" svg:width="25.191cm" svg:height="12.181cm" svg:x="1.399cm" svg:y="4.915cm" presentation:class="subtitle" presentation:user-transformed="true">
          <draw:text-box>
            <text:list text:style-name="L5">
              <text:list-item>
                <text:p text:style-name="P6"><text:span text:style-name="T8">(\S+)\s(\S+)\s\2\s\1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>(?:x)</text:span><text:span text:style-name="T8"><text:tab/></text:span><text:span text:style-name="T8"><text:tab/></text:span><text:span text:style-name="T14">non capturing group (not saved)</text:span></text:p>
              </text:list-item>
              <text:list-item>
                <text:p text:style-name="P6"><text:span text:style-name="T14"/></text:p>
              </text:list-item>
              <text:list-item>
                <text:p text:style-name="P6"><text:span text:style-name="T14">Lookarounds are also non captur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echo "&lt;title&gt;hello&lt;/title&gt;"|grep -P '&lt;(.+?)&gt;[^(&lt;|&gt;)]+?&lt;\/\1&gt;'</text:span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16" draw:text-style-name="P13" draw:layer="layout" svg:width="25.191cm" svg:height="13.286cm" svg:x="1.399cm" svg:y="3.81cm" presentation:class="subtitle" presentation:user-transformed="true">
          <draw:text-box>
            <text:list text:style-name="L5">
              <text:list-item>
                <text:p text:style-name="P10"><text:span text:style-name="T8">regular-expressions.info</text:span></text:p>
              </text:list-item>
              <text:list-item>
                <text:p text:style-name="P10"><text:span text:style-name="T8"/></text:p>
              </text:list-item>
              <text:list-item>
                <text:p text:style-name="P10"><text:span text:style-name="T8"/></text:p>
              </text:list-item>
              <text:list-item>
                <text:p text:style-name="P10"><text:span text:style-name="T8">slides available at purduelug.org/wik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echo "&lt;title&gt;hello&lt;/title&gt;"|grep -P '&lt;(.+?)&gt;[^(&lt;|&gt;)]+?&lt;\/\1&gt;'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1" svg:font-family="Terminus" style:font-pitch="fixed"/>
    <style:font-face style:name="Liberation Sans1" svg:font-family="'Liberation Sans'" style:font-pitch="variable"/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21:41:00.447902946</meta:creation-date>
    <dc:date>2014-04-03T19:07:32.693760568</dc:date>
    <meta:editing-duration>PT2H48M43S</meta:editing-duration>
    <meta:editing-cycles>25</meta:editing-cycles>
    <meta:generator>LibreOffice/4.1.4.2$Linux_X86_64 LibreOffice_project/410$Build-2</meta:generator>
    <dc:creator>Evan Widloski</dc:creator>
    <meta:document-statistic meta:object-count="81"/>
  </office:meta>
</office:document-meta>
</file>